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56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1.3118in"/>
    </style:style>
    <style:style style:name="co4" style:family="table-column">
      <style:table-column-properties fo:break-before="auto" style:column-width="1.3665in"/>
    </style:style>
    <style:style style:name="co5" style:family="table-column">
      <style:table-column-properties fo:break-before="auto" style:column-width="1.4984in"/>
    </style:style>
    <style:style style:name="co6" style:family="table-column">
      <style:table-column-properties fo:break-before="auto" style:column-width="0.7165in"/>
    </style:style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1.1689in"/>
    </style:style>
    <style:style style:name="co9" style:family="table-column">
      <style:table-column-properties fo:break-before="auto" style:column-width="1.5102in"/>
    </style:style>
    <style:style style:name="co10" style:family="table-column">
      <style:table-column-properties fo:break-before="auto" style:column-width="0.669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Prototyping_20_Parts_20_Order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29fc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Normal_20_2">
      <style:text-properties fo:language="en" fo:country="U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Normal_20_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Normal_20_2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fo:background-color="#729fc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">
      <style:table-cell-properties style:rotation-align="none"/>
    </style:style>
    <style:style style:name="ce7" style:family="table-cell" style:parent-style-name="Excel_20_Built-in_20_Currency">
      <style:table-cell-properties fo:background-color="#729fc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84">
      <style:table-cell-properties fo:background-color="#729fc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84">
      <style:table-cell-properties style:rotation-align="none"/>
    </style:style>
    <style:style style:name="ce13" style:family="table-cell" style:parent-style-name="Default" style:data-style-name="N84"/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text-underline-style="non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totyping Parts Order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ce8"/>
        <table:table-column table:style-name="co8" table:default-cell-style-name="ce8"/>
        <table:table-column table:style-name="co4" table:default-cell-style-name="ce12"/>
        <table:table-column table:style-name="co9" table:default-cell-style-name="ce16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Short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PN</text:p>
          </table:table-cell>
          <table:table-cell table:style-name="ce1" office:value-type="string" calcext:value-type="string">
            <text:p>Mfg. PN</text:p>
          </table:table-cell>
          <table:table-cell table:style-name="ce5" office:value-type="string" calcext:value-type="string">
            <text:p>Qty.</text:p>
          </table:table-cell>
          <table:table-cell table:style-name="ce7" office:value-type="string" office:string-value="Unit Price" calcext:value-type="string">
            <text:p><text:s/>Unit Price </text:p>
          </table:table-cell>
          <table:table-cell table:style-name="ce7" office:value-type="string" office:string-value="Ext. Price" calcext:value-type="string">
            <text:p><text:s/>Ext. Price </text:p>
          </table:table-cell>
          <table:table-cell table:style-name="ce11" office:value-type="string" calcext:value-type="string">
            <text:p>Date Ordered</text:p>
          </table:table-cell>
          <table:table-cell table:style-name="ce1" office:value-type="string" calcext:value-type="string">
            <text:p>Supplier Link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3LO1I CRT Tube</text:p>
          </table:table-cell>
          <table:table-cell table:style-name="ce2" office:value-type="string" calcext:value-type="string">
            <text:p>3LO1I (3ЛО1И) CRT oscilloscope cathode-ray tube </text:p>
          </table:table-cell>
          <table:table-cell office:value-type="string" calcext:value-type="string">
            <text:p>Tubes-Store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<text:s/>$30.00 </text:p>
          </table:table-cell>
          <table:table-cell table:formula="of:=[.F2]*[.G2]" office:value-type="float" office:value="30" calcext:value-type="float">
            <text:p><text:s/>$30.00 </text:p>
          </table:table-cell>
          <table:table-cell office:value-type="date" office:date-value="2021-04-23" calcext:value-type="date">
            <text:p>2021-04-23</text:p>
          </table:table-cell>
          <table:table-cell table:style-name="ce14" office:value-type="string" calcext:value-type="string">
            <text:p><text:a xlink:href="https://tubes-store.com/product_info.php?cPath=32_100&amp;products_id=1255&amp;osCsid=ojmh2nap15ab6679cj3gerg163" xlink:type="simple">https://tubes-store.com/product_info.php?cPath=32_100&amp;products_id=1255&amp;osCsid=ojmh2nap15ab6679cj3gerg16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-31 Socket (for 3LO1I) x6</text:p>
          </table:table-cell>
          <table:table-cell table:style-name="ce2" office:value-type="string" calcext:value-type="string">
            <text:p>6x Sockets for CRT 3LO1I 5LO2I 6LO1I 6LO2I 6LO3I for nixie IN-4 IN-18 IN-7</text:p>
          </table:table-cell>
          <table:table-cell office:value-type="string" calcext:value-type="string">
            <text:p>Amazon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<text:s/>$35.00 </text:p>
          </table:table-cell>
          <table:table-cell table:formula="of:=[.F3]*[.G3]" office:value-type="float" office:value="35" calcext:value-type="float">
            <text:p><text:s/>$35.00 </text:p>
          </table:table-cell>
          <table:table-cell table:style-name="ce13" office:value-type="date" office:date-value="2021-05-15" calcext:value-type="date">
            <text:p>2021-05-15</text:p>
          </table:table-cell>
          <table:table-cell table:style-name="ce15" office:value-type="string" calcext:value-type="string">
            <text:p><text:a xlink:href="https://www.amazon.com/Sockets-3LO1I-5LO2I-6LO1I-6LO2I/dp/B07Q468DZ4" xlink:type="simple">https://www.amazon.com/Sockets-3LO1I-5LO2I-6LO1I-6LO2I/dp/B07Q468DZ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0V Supply</text:p>
          </table:table-cell>
          <table:table-cell table:style-name="ce3" office:value-type="string" calcext:value-type="string">
            <text:p>DC DC CONVERTER 500V 5W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2277-PHV12-0.5K10000P-ND</text:p>
          </table:table-cell>
          <table:table-cell table:style-name="ce3" office:value-type="string" calcext:value-type="string">
            <text:p>PHV12-0.5K10000P</text:p>
          </table:table-cell>
          <table:table-cell office:value-type="float" office:value="1" calcext:value-type="float">
            <text:p>1</text:p>
          </table:table-cell>
          <table:table-cell office:value-type="float" office:value="219.96" calcext:value-type="float">
            <text:p><text:s/>$219.96 </text:p>
          </table:table-cell>
          <table:table-cell table:formula="of:=[.F4]*[.G4]" office:value-type="float" office:value="219.96" calcext:value-type="float">
            <text:p><text:s/>$219.96 </text:p>
          </table:table-cell>
          <table:table-cell office:value-type="date" office:date-value="2021-05-21" calcext:value-type="date">
            <text:p>2021-05-21</text:p>
          </table:table-cell>
          <table:table-cell table:style-name="ce14"/>
          <table:table-cell table:number-columns-repeated="1014"/>
        </table:table-row>
        <table:table-row table:style-name="ro1">
          <table:table-cell office:value-type="string" calcext:value-type="string">
            <text:p>Battery Monitor Chip</text:p>
          </table:table-cell>
          <table:table-cell table:style-name="ce3" office:value-type="string" calcext:value-type="string">
            <text:p>IC BATT MON MULTI 3-5C 20TSSOP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296-39960-1-ND</text:p>
          </table:table-cell>
          <table:table-cell table:style-name="ce3" office:value-type="string" calcext:value-type="string">
            <text:p>BQ7692006PWR</text:p>
          </table:table-cell>
          <table:table-cell office:value-type="float" office:value="3" calcext:value-type="float">
            <text:p>3</text:p>
          </table:table-cell>
          <table:table-cell office:value-type="float" office:value="2.98" calcext:value-type="float">
            <text:p><text:s/>$2.98 </text:p>
          </table:table-cell>
          <table:table-cell table:formula="of:=[.F5]*[.G5]" office:value-type="float" office:value="8.94" calcext:value-type="float">
            <text:p><text:s/>$8.94 </text:p>
          </table:table-cell>
          <table:table-cell office:value-type="date" office:date-value="2021-05-21" calcext:value-type="date">
            <text:p>2021-05-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8M High Power Resistor</text:p>
          </table:table-cell>
          <table:table-cell table:style-name="ce3" office:value-type="string" calcext:value-type="string">
            <text:p>2W 6.8 MEG OHM 2%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2368-2W568-ND</text:p>
          </table:table-cell>
          <table:table-cell table:style-name="ce3" office:value-type="string" calcext:value-type="string">
            <text:p>2W568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0.304" calcext:value-type="float">
            <text:p><text:s/>$0.30 </text:p>
          </table:table-cell>
          <table:table-cell table:formula="of:=[.F6]*[.G6]" office:value-type="float" office:value="3.04" calcext:value-type="float">
            <text:p><text:s/>$3.04 </text:p>
          </table:table-cell>
          <table:table-cell office:value-type="date" office:date-value="2021-05-21" calcext:value-type="date">
            <text:p>2021-05-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K High Power Resistor</text:p>
          </table:table-cell>
          <table:table-cell table:style-name="ce3" office:value-type="string" calcext:value-type="string">
            <text:p>RES-1W 33K OHM 2%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2368-1W333-ND</text:p>
          </table:table-cell>
          <table:table-cell table:style-name="ce3" office:value-type="string" calcext:value-type="string">
            <text:p>1W333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0.143" calcext:value-type="float">
            <text:p><text:s/>$0.14 </text:p>
          </table:table-cell>
          <table:table-cell table:formula="of:=[.F7]*[.G7]" office:value-type="float" office:value="1.43" calcext:value-type="float">
            <text:p><text:s/>$1.43 </text:p>
          </table:table-cell>
          <table:table-cell office:value-type="date" office:date-value="2021-05-21" calcext:value-type="date">
            <text:p>2021-05-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9K High Power Resistor</text:p>
          </table:table-cell>
          <table:table-cell table:style-name="ce3" office:value-type="string" calcext:value-type="string">
            <text:p>RES-1W 39K OHM 2%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2368-1W339-ND</text:p>
          </table:table-cell>
          <table:table-cell table:style-name="ce3" office:value-type="string" calcext:value-type="string">
            <text:p>1W339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0.143" calcext:value-type="float">
            <text:p><text:s/>$0.14 </text:p>
          </table:table-cell>
          <table:table-cell table:formula="of:=[.F8]*[.G8]" office:value-type="float" office:value="1.43" calcext:value-type="float">
            <text:p><text:s/>$1.43 </text:p>
          </table:table-cell>
          <table:table-cell office:value-type="date" office:date-value="2021-05-21" calcext:value-type="date">
            <text:p>2021-05-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P32 Wireless MCU Module</text:p>
          </table:table-cell>
          <table:table-cell table:style-name="ce3" office:value-type="string" calcext:value-type="string">
            <text:p>RX TXRX MOD WIFI EXT IPEX SMD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1965-ESP32-WROVER-IE(16MB)CT-ND</text:p>
          </table:table-cell>
          <table:table-cell table:style-name="ce3" office:value-type="string" calcext:value-type="string">
            <text:p>ESP32-WROVER-IE (16MB)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float" office:value="3.9" calcext:value-type="float">
            <text:p><text:s/>$3.90 </text:p>
          </table:table-cell>
          <table:table-cell table:formula="of:=[.F9]*[.G9]" office:value-type="float" office:value="11.7" calcext:value-type="float">
            <text:p><text:s/>$11.70 </text:p>
          </table:table-cell>
          <table:table-cell office:value-type="date" office:date-value="2021-05-21" calcext:value-type="date">
            <text:p>2021-05-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 Voltage Diode</text:p>
          </table:table-cell>
          <table:table-cell table:style-name="ce3" office:value-type="string" calcext:value-type="string">
            <text:p>DIODE GEN PURP 1.3KV 1A DO41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1655-1707-1-ND</text:p>
          </table:table-cell>
          <table:table-cell table:style-name="ce3" office:value-type="string" calcext:value-type="string">
            <text:p>BY133TA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131" calcext:value-type="float">
            <text:p><text:s/>$0.13 </text:p>
          </table:table-cell>
          <table:table-cell table:formula="of:=[.F10]*[.G10]" office:value-type="float" office:value="1.31" calcext:value-type="float">
            <text:p><text:s/>$1.31 </text:p>
          </table:table-cell>
          <table:table-cell office:value-type="date" office:date-value="2021-05-21" calcext:value-type="date">
            <text:p>2021-05-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 Voltage BJT</text:p>
          </table:table-cell>
          <table:table-cell table:style-name="ce3" office:value-type="string" calcext:value-type="string">
            <text:p>TRANS NPN 550V 5A TO-220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497-12451-5-ND</text:p>
          </table:table-cell>
          <table:table-cell table:style-name="ce3" office:value-type="string" calcext:value-type="string">
            <text:p>BUL1203E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float" office:value="1.479" calcext:value-type="float">
            <text:p><text:s/>$1.48 </text:p>
          </table:table-cell>
          <table:table-cell table:formula="of:=[.F11]*[.G11]" office:value-type="float" office:value="14.79" calcext:value-type="float">
            <text:p><text:s/>$14.79 </text:p>
          </table:table-cell>
          <table:table-cell office:value-type="date" office:date-value="2021-05-21" calcext:value-type="date">
            <text:p>2021-05-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-ch MOSFET (Batt. Monitor)</text:p>
          </table:table-cell>
          <table:table-cell table:style-name="ce3" office:value-type="string" calcext:value-type="string">
            <text:p>MOSFET P-CH 60V 250MA TO92-3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VP2106N3-G-ND</text:p>
          </table:table-cell>
          <table:table-cell table:style-name="ce3" office:value-type="string" calcext:value-type="string">
            <text:p>VP2106N3-G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5" calcext:value-type="float">
            <text:p><text:s/>$0.50 </text:p>
          </table:table-cell>
          <table:table-cell table:formula="of:=[.F12]*[.G12]" office:value-type="float" office:value="5" calcext:value-type="float">
            <text:p><text:s/>$5.00 </text:p>
          </table:table-cell>
          <table:table-cell office:value-type="date" office:date-value="2021-05-21" calcext:value-type="date">
            <text:p>2021-05-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-ch MOSFET (Batt. Monitor)</text:p>
          </table:table-cell>
          <table:table-cell table:style-name="ce3" office:value-type="string" calcext:value-type="string">
            <text:p>MOSFET N-CH 60V 200MA TO92-3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2N7000-D75ZFSCT-ND</text:p>
          </table:table-cell>
          <table:table-cell table:style-name="ce3" office:value-type="string" calcext:value-type="string">
            <text:p>2N7000-D75Z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304" calcext:value-type="float">
            <text:p><text:s/>$0.30 </text:p>
          </table:table-cell>
          <table:table-cell table:formula="of:=[.F13]*[.G13]" office:value-type="float" office:value="3.04" calcext:value-type="float">
            <text:p><text:s/>$3.04 </text:p>
          </table:table-cell>
          <table:table-cell office:value-type="date" office:date-value="2021-05-21" calcext:value-type="date">
            <text:p>2021-05-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K Breadboard Potentiometer</text:p>
          </table:table-cell>
          <table:table-cell table:style-name="ce3" office:value-type="string" calcext:value-type="string">
            <text:p>POT 1K OHM 1/4W PLASTIC LINEAR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3310C-125-102L-ND</text:p>
          </table:table-cell>
          <table:table-cell table:style-name="ce3" office:value-type="string" calcext:value-type="string">
            <text:p>3310C-125-102L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2.9" calcext:value-type="float">
            <text:p><text:s/>$2.90 </text:p>
          </table:table-cell>
          <table:table-cell table:formula="of:=[.F14]*[.G14]" office:value-type="float" office:value="5.8" calcext:value-type="float">
            <text:p><text:s/>$5.80 </text:p>
          </table:table-cell>
          <table:table-cell office:value-type="date" office:date-value="2021-05-21" calcext:value-type="date">
            <text:p>2021-05-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K Breadboard Potentiometer</text:p>
          </table:table-cell>
          <table:table-cell table:style-name="ce3" office:value-type="string" calcext:value-type="string">
            <text:p>POT 10K OHM 1/4W PLASTIC LINEAR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3310Y-125-103L-ND</text:p>
          </table:table-cell>
          <table:table-cell table:style-name="ce3" office:value-type="string" calcext:value-type="string">
            <text:p>3310Y-125-103L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2.9" calcext:value-type="float">
            <text:p><text:s/>$2.90 </text:p>
          </table:table-cell>
          <table:table-cell table:formula="of:=[.F15]*[.G15]" office:value-type="float" office:value="11.6" calcext:value-type="float">
            <text:p><text:s/>$11.60 </text:p>
          </table:table-cell>
          <table:table-cell office:value-type="date" office:date-value="2021-05-21" calcext:value-type="date">
            <text:p>2021-05-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0K Breadboard Potentiometer</text:p>
          </table:table-cell>
          <table:table-cell table:style-name="ce3" office:value-type="string" calcext:value-type="string">
            <text:p>POT 100K OHM 1/4W PLASTIC LINEAR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3310P-025-104L-ND</text:p>
          </table:table-cell>
          <table:table-cell table:style-name="ce3" office:value-type="string" calcext:value-type="string">
            <text:p>3310P-025-104L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3.9" calcext:value-type="float">
            <text:p><text:s/>$3.90 </text:p>
          </table:table-cell>
          <table:table-cell table:formula="of:=[.F16]*[.G16]" office:value-type="float" office:value="15.6" calcext:value-type="float">
            <text:p><text:s/>$15.60 </text:p>
          </table:table-cell>
          <table:table-cell office:value-type="date" office:date-value="2021-05-21" calcext:value-type="date">
            <text:p>2021-05-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700p High Voltage Cap. (PSU)</text:p>
          </table:table-cell>
          <table:table-cell table:style-name="ce3" office:value-type="string" calcext:value-type="string">
            <text:p>CAP CER 4700PF 1KV Z5V RADIAL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2368-90247-ND</text:p>
          </table:table-cell>
          <table:table-cell table:style-name="ce4" office:value-type="float" office:value="90247" calcext:value-type="float">
            <text:p>90247</text:p>
          </table:table-cell>
          <table:table-cell table:style-name="ce4" office:value-type="float" office:value="25" calcext:value-type="float">
            <text:p>25</text:p>
          </table:table-cell>
          <table:table-cell table:style-name="ce9" office:value-type="float" office:value="0.2252" calcext:value-type="float">
            <text:p><text:s/>$0.23 </text:p>
          </table:table-cell>
          <table:table-cell table:formula="of:=[.F17]*[.G17]" office:value-type="float" office:value="5.63" calcext:value-type="float">
            <text:p><text:s/>$5.63 </text:p>
          </table:table-cell>
          <table:table-cell office:value-type="date" office:date-value="2021-05-21" calcext:value-type="date">
            <text:p>2021-05-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eadboard Pushbutton Kit</text:p>
          </table:table-cell>
          <table:table-cell table:style-name="ce3" office:value-type="string" calcext:value-type="string">
            <text:p>6MM RAINBOW TACTILE BUTTON DELUX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1528-2963-ND</text:p>
          </table:table-cell>
          <table:table-cell table:style-name="ce4" office:value-type="float" office:value="4184" calcext:value-type="float">
            <text:p>4184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float" office:value="9.95" calcext:value-type="float">
            <text:p><text:s/>$9.95 </text:p>
          </table:table-cell>
          <table:table-cell table:formula="of:=[.F18]*[.G18]" office:value-type="float" office:value="9.95" calcext:value-type="float">
            <text:p><text:s/>$9.95 </text:p>
          </table:table-cell>
          <table:table-cell office:value-type="date" office:date-value="2021-05-21" calcext:value-type="date">
            <text:p>2021-05-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eadboard Rocker Switches</text:p>
          </table:table-cell>
          <table:table-cell table:style-name="ce3" office:value-type="string" calcext:value-type="string">
            <text:p>SWITCH ROCKER SPDT 0.4VA 28V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563-1944-ND</text:p>
          </table:table-cell>
          <table:table-cell table:style-name="ce3" office:value-type="string" calcext:value-type="string">
            <text:p>CF-LD-1DC-AW2W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float" office:value="1.933" calcext:value-type="float">
            <text:p><text:s/>$1.93 </text:p>
          </table:table-cell>
          <table:table-cell table:formula="of:=[.F19]*[.G19]" office:value-type="float" office:value="19.33" calcext:value-type="float">
            <text:p><text:s/>$19.33 </text:p>
          </table:table-cell>
          <table:table-cell office:value-type="date" office:date-value="2021-05-21" calcext:value-type="date">
            <text:p>2021-05-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s 8000mAh LiPo x2</text:p>
          </table:table-cell>
          <table:table-cell office:value-type="string" calcext:value-type="string">
            <text:p>Ovonic 11.1V 50C 8000mAh Lipo Battery with Deans T Plug for RC Airplane Helicopter Car Truck Boat (2 Packs)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87.99" calcext:value-type="float">
            <text:p><text:s/>$87.99 </text:p>
          </table:table-cell>
          <table:table-cell table:formula="of:=[.F20]*[.G20]" office:value-type="float" office:value="87.99" calcext:value-type="float">
            <text:p><text:s/>$87.99 </text:p>
          </table:table-cell>
          <table:table-cell office:value-type="date" office:date-value="2021-05-21" calcext:value-type="date">
            <text:p>2021-05-21</text:p>
          </table:table-cell>
          <table:table-cell table:style-name="ce17" office:value-type="string" calcext:value-type="string">
            <text:p><text:a xlink:href="https://www.amazon.com/gp/product/B07CVDLM5R/ref=ppx_od_dt_b_asin_title_s00?ie=UTF8&amp;psc=1" xlink:type="simple">https://www.amazon.com/gp/product/B07CVDLM5R/ref=ppx_od_dt_b_asin_title_s00?ie=UTF8&amp;psc=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Po Fireproof Bag</text:p>
          </table:table-cell>
          <table:table-cell office:value-type="string" calcext:value-type="string">
            <text:p>Zeee Lipo Safe Bag Fireproof Explosionproof Bag Large Capacity Lipo Battery Storage Guard Safe Pouch for Charge &amp; Storage(8.46 x 6.5 x 5.71 in )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12.59" calcext:value-type="float">
            <text:p><text:s/>$12.59 </text:p>
          </table:table-cell>
          <table:table-cell table:formula="of:=[.F21]*[.G21]" office:value-type="float" office:value="12.59" calcext:value-type="float">
            <text:p><text:s/>$12.59 </text:p>
          </table:table-cell>
          <table:table-cell office:value-type="date" office:date-value="2021-05-21" calcext:value-type="date">
            <text:p>2021-05-21</text:p>
          </table:table-cell>
          <table:table-cell table:style-name="ce17" office:value-type="string" calcext:value-type="string">
            <text:p><text:a xlink:href="https://www.amazon.com/gp/product/B07KZQZBN2/ref=ppx_od_dt_b_asin_title_s00?ie=UTF8&amp;psc=1" xlink:type="simple">https://www.amazon.com/gp/product/B07KZQZBN2/ref=ppx_od_dt_b_asin_title_s00?ie=UTF8&amp;psc=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ST-XH Connector Set</text:p>
          </table:table-cell>
          <table:table-cell office:value-type="string" calcext:value-type="string">
            <text:p>Partstock 230pcs XH 2.54mm 2/3/4/5 Pin JST Connector Male/Female Wire Cable Header Housing Adaptor Terminal Kit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7.99" calcext:value-type="float">
            <text:p><text:s/>$7.99 </text:p>
          </table:table-cell>
          <table:table-cell table:formula="of:=[.F22]*[.G22]" office:value-type="float" office:value="7.99" calcext:value-type="float">
            <text:p><text:s/>$7.99 </text:p>
          </table:table-cell>
          <table:table-cell office:value-type="date" office:date-value="2021-05-21" calcext:value-type="date">
            <text:p>2021-05-21</text:p>
          </table:table-cell>
          <table:table-cell table:style-name="ce17" office:value-type="string" calcext:value-type="string">
            <text:p><text:a xlink:href="https://www.amazon.com/gp/product/B07Q2X899Y/ref=ppx_od_dt_b_asin_title_s00?ie=UTF8&amp;psc=1" xlink:type="simple">https://www.amazon.com/gp/product/B07Q2X899Y/ref=ppx_od_dt_b_asin_title_s00?ie=UTF8&amp;psc=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Po Battery Balance Charger</text:p>
          </table:table-cell>
          <table:table-cell office:value-type="string" calcext:value-type="string">
            <text:p>Tenergy TB6-B Balance Charger Discharger 1S-6S Digital Battery Pack Charger for NiMH/NiCD/Li-PO/Li-Fe Packs LCD Hobby Battery Charger w/ Tamiya/JST/EC3/HiTec/Deans Connectors + Power Supply 01435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52.19" calcext:value-type="float">
            <text:p><text:s/>$52.19 </text:p>
          </table:table-cell>
          <table:table-cell table:formula="of:=[.F23]*[.G23]" office:value-type="float" office:value="52.19" calcext:value-type="float">
            <text:p><text:s/>$52.19 </text:p>
          </table:table-cell>
          <table:table-cell office:value-type="date" office:date-value="2021-05-21" calcext:value-type="date">
            <text:p>2021-05-21</text:p>
          </table:table-cell>
          <table:table-cell table:style-name="ce17" office:value-type="string" calcext:value-type="string">
            <text:p><text:a xlink:href="https://www.amazon.com/gp/product/B00466PKE0/ref=ppx_od_dt_b_asin_title_s00?ie=UTF8&amp;psc=1" xlink:type="simple">https://www.amazon.com/gp/product/B00466PKE0/ref=ppx_od_dt_b_asin_title_s00?ie=UTF8&amp;psc=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SSOP-20 Breakout x3</text:p>
          </table:table-cell>
          <table:table-cell office:value-type="string" calcext:value-type="string">
            <text:p>SMT Breakout PCB for SOIC-20 or TSSOP-20 - 3 Pack!</text:p>
          </table:table-cell>
          <table:table-cell office:value-type="string" calcext:value-type="string">
            <text:p>Adafruit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<text:s/>$4.50 </text:p>
          </table:table-cell>
          <table:table-cell table:formula="of:=[.F24]*[.G24]" office:value-type="float" office:value="4.5" calcext:value-type="float">
            <text:p><text:s/>$4.50 </text:p>
          </table:table-cell>
          <table:table-cell office:value-type="date" office:date-value="2021-05-21" calcext:value-type="date">
            <text:p>2021-05-21</text:p>
          </table:table-cell>
          <table:table-cell table:style-name="ce17" office:value-type="string" calcext:value-type="string">
            <text:p><text:a xlink:href="https://www.adafruit.com/product/1206" xlink:type="simple">https://www.adafruit.com/product/1206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32 Wireless MCU Breakout</text:p>
          </table:table-cell>
          <table:table-cell office:value-type="string" calcext:value-type="string">
            <text:p>Adafruit HUZZAH32 – ESP32 Breakout Board</text:p>
          </table:table-cell>
          <table:table-cell office:value-type="string" calcext:value-type="string">
            <text:p>Adafruit</text:p>
          </table:table-cell>
          <table:table-cell office:value-type="float" office:value="4172" calcext:value-type="float">
            <text:p>41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<text:s/>$13.50 </text:p>
          </table:table-cell>
          <table:table-cell table:formula="of:=[.F25]*[.G25]" office:value-type="float" office:value="27" calcext:value-type="float">
            <text:p><text:s/>$27.00 </text:p>
          </table:table-cell>
          <table:table-cell office:value-type="date" office:date-value="2021-05-21" calcext:value-type="date">
            <text:p>2021-05-21</text:p>
          </table:table-cell>
          <table:table-cell table:style-name="ce17" office:value-type="string" calcext:value-type="string">
            <text:p><text:a xlink:href="https://www.adafruit.com/product/4172" xlink:type="simple">https://www.adafruit.com/product/417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erson Powerpole Conn. x50</text:p>
          </table:table-cell>
          <table:table-cell office:value-type="string" calcext:value-type="string">
            <text:p>Powerpole Kit 50 Red and Black Housings 100 Contacts</text:p>
          </table:table-cell>
          <table:table-cell office:value-type="string" calcext:value-type="string">
            <text:p>Andymark</text:p>
          </table:table-cell>
          <table:table-cell office:value-type="string" calcext:value-type="string">
            <text:p>am-28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<text:s/>$72.00 </text:p>
          </table:table-cell>
          <table:table-cell table:formula="of:=[.F26]*[.G26]" office:value-type="float" office:value="72" calcext:value-type="float">
            <text:p><text:s/>$72.00 </text:p>
          </table:table-cell>
          <table:table-cell office:value-type="date" office:date-value="2021-05-21" calcext:value-type="date">
            <text:p>2021-05-21</text:p>
          </table:table-cell>
          <table:table-cell table:style-name="ce17" office:value-type="string" calcext:value-type="string">
            <text:p><text:a xlink:href="https://www.andymark.com/products/powerpole-kit-50-red-and-black-housings-100-contacts?sku=am-2874" xlink:type="simple">https://www.andymark.com/products/powerpole-kit-50-red-and-black-housings-100-contacts?sku=am-2874</text:a>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/>
          <table:table-cell table:formula="of:=[.F27]*[.G27]" office:value-type="float" office:value="0" calcext:value-type="float">
            <text:p><text:s/>$- <text:s text:c="2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F28]*[.G28]" office:value-type="float" office:value="0" calcext:value-type="float">
            <text:p><text:s/>$- <text:s text:c="2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F29]*[.G29]" office:value-type="float" office:value="0" calcext:value-type="float">
            <text:p><text:s/>$- <text:s text:c="2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F30]*[.G30]" office:value-type="float" office:value="0" calcext:value-type="float">
            <text:p><text:s/>$- <text:s text:c="2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F31]*[.G31]" office:value-type="float" office:value="0" calcext:value-type="float">
            <text:p><text:s/>$- <text:s text:c="2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F32]*[.G32]" office:value-type="float" office:value="0" calcext:value-type="float">
            <text:p><text:s/>$- <text:s text:c="2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F33]*[.G33]" office:value-type="float" office:value="0" calcext:value-type="float">
            <text:p><text:s/>$- <text:s text:c="2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F34]*[.G34]" office:value-type="float" office:value="0" calcext:value-type="float">
            <text:p><text:s/>$- <text:s text:c="2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F35]*[.G35]" office:value-type="float" office:value="0" calcext:value-type="float">
            <text:p><text:s/>$- <text:s text:c="2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F36]*[.G36]" office:value-type="float" office:value="0" calcext:value-type="float">
            <text:p><text:s/>$- <text:s text:c="2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F37]*[.G37]" office:value-type="float" office:value="0" calcext:value-type="float">
            <text:p><text:s/>$- <text:s text:c="2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F38]*[.G38]" office:value-type="float" office:value="0" calcext:value-type="float">
            <text:p><text:s/>$- <text:s text:c="2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F39]*[.G39]" office:value-type="float" office:value="0" calcext:value-type="float">
            <text:p><text:s/>$- <text:s text:c="2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F40]*[.G40]" office:value-type="float" office:value="0" calcext:value-type="float">
            <text:p><text:s/>$- <text:s text:c="2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F41]*[.G41]" office:value-type="float" office:value="0" calcext:value-type="float">
            <text:p><text:s/>$- <text:s text:c="2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F42]*[.G42]" office:value-type="float" office:value="0" calcext:value-type="float">
            <text:p><text:s/>$- <text:s text:c="2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F43]*[.G43]" office:value-type="float" office:value="0" calcext:value-type="float">
            <text:p><text:s/>$- <text:s text:c="2"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F44]*[.G44]" office:value-type="float" office:value="0" calcext:value-type="float">
            <text:p><text:s/>$- <text:s text:c="2"/></text:p>
          </table:table-cell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3" table:target-range-address="'Prototyping Parts Ordered'.A1:'Prototyping Parts Ordered'.J4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39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totyping_20_Parts_20_Ordered" style:display-name="PageStyle_Prototyping Parts Order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than Kessel</meta:initial-creator>
    <meta:creation-date>2015-06-05T18:17:20</meta:creation-date>
    <dc:date>2021-05-23T18:16:49.726000000</dc:date>
    <meta:generator>LibreOffice/7.1.3.2$Windows_X86_64 LibreOffice_project/47f78053abe362b9384784d31a6e56f8511eb1c1</meta:generator>
    <meta:editing-duration>PT5M18S</meta:editing-duration>
    <meta:editing-cycles>3</meta:editing-cycles>
    <meta:document-statistic meta:table-count="1" meta:cell-count="247" meta:object-count="0"/>
    <meta:user-defined meta:name="AppVersion">16.0300</meta:user-defined>
  </office:meta>
</office:document-meta>
</file>